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3db0e" officeooo:paragraph-rsid="0013db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508e0" officeooo:paragraph-rsid="001508e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68ab1" officeooo:paragraph-rsid="00168ab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170ff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181dc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" style:family="paragraph" style:parent-style-name="Standard">
      <style:paragraph-properties fo:orphans="2" fo:widows="2"/>
      <style:text-properties officeooo:rsid="00198852" officeooo:paragraph-rsid="0013db0e"/>
    </style:style>
    <style:style style:name="P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1bad1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1a00f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T1" style:family="text">
      <style:text-properties officeooo:rsid="001967f2"/>
    </style:style>
    <style:style style:name="T2" style:family="text">
      <style:text-properties officeooo:rsid="001a00fd"/>
    </style:style>
    <style:style style:name="T3" style:family="text">
      <style:text-properties officeooo:rsid="001bad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i June 8 – 9:00 – 12:00<text:tab/><text:tab/>3 </text:p>
      <text:p text:style-name="P1"/>
      <text:p text:style-name="P1">Mon June 11 – 9:00 – 4:00<text:tab/><text:tab/>7 </text:p>
      <text:p text:style-name="P1">Thu June 14 – 9:00 – 1:00 <text:tab/><text:tab/>4</text:p>
      <text:p text:style-name="P1">Fri June 15 – 9:00 – 2:00<text:tab/><text:tab/>5</text:p>
      <text:p text:style-name="P1"/>
      <text:p text:style-name="P1">Mon June 18 – 9:00 – 12:00<text:tab/><text:tab/>3 </text:p>
      <text:p text:style-name="P2">Fri June 22 <text:tab/><text:tab/><text:tab/><text:tab/>merged files</text:p>
      <text:p text:style-name="P1"/>
      <text:p text:style-name="P1">Fri June 29 – 9:00 – 2:00<text:tab/><text:tab/>5 </text:p>
      <text:p text:style-name="P1">Sat June 30 – 9:00 – 2:00<text:tab/><text:tab/>5 </text:p>
      <text:p text:style-name="P1"/>
      <text:p text:style-name="P2">Wed July 4<text:tab/><text:tab/><text:tab/><text:tab/>added column</text:p>
      <text:p text:style-name="P3">Thu July 5<text:tab/><text:tab/><text:tab/><text:tab/>installed postgresql locally</text:p>
      <text:p text:style-name="P1"/>
      <text:p text:style-name="P4">Mon July 9<text:tab/><text:tab/><text:tab/><text:tab/>6</text:p>
      <text:p text:style-name="P5">Tue July 10<text:tab/><text:tab/><text:tab/><text:tab/>5</text:p>
      <text:p text:style-name="P5">Wed July 11<text:tab/><text:tab/><text:tab/><text:tab/><text:span text:style-name="T1">4</text:span></text:p>
      <text:p text:style-name="P1"/>
      <text:p text:style-name="P8">Mon July <text:span text:style-name="T2">23</text:span><text:tab/><text:tab/><text:tab/><text:tab/><text:span text:style-name="T2">5</text:span></text:p>
      <text:p text:style-name="P7">Tue July <text:span text:style-name="T3">24</text:span><text:tab/><text:tab/><text:tab/><text:tab/>5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59:23.545009476</meta:creation-date>
    <meta:generator>LibreOffice/5.1.6.2$Linux_X86_64 LibreOffice_project/10m0$Build-2</meta:generator>
    <dc:date>2018-07-24T14:51:42.799839572</dc:date>
    <meta:editing-duration>P7DT4H33M15S</meta:editing-duration>
    <meta:editing-cycles>9</meta:editing-cycles>
    <meta:document-statistic meta:table-count="0" meta:image-count="0" meta:object-count="0" meta:page-count="1" meta:paragraph-count="15" meta:word-count="78" meta:character-count="378" meta:non-whitespace-character-count="263"/>
  </office:meta>
</office:document-meta>
</file>